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acheErrorHandlerTests.getPutNewElementF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CacheErrorHandl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CacheErrorHandlerTests.clearF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Service.get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cheErrorHandlerTests.putF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fig.mock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fig.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Service.getFail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simple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mockError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Service.evict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Service.put( long id , @ CacheValue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Servic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CacheErrorHandlerTests.evictF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CacheErrorHandlerTests.getF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CacheErrorHandlerTests.getFailPutExceptionFai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